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FreeMono" svg:font-family="FreeMono" style:font-family-generic="modern" style:font-pitch="fixed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style:font-name="FreeMono" fo:font-size="10pt" officeooo:paragraph-rsid="0003c9a5" style:font-size-asian="10pt" style:font-size-complex="10pt"/>
    </style:style>
    <style:style style:name="P2" style:family="paragraph" style:parent-style-name="Text_20_body">
      <style:text-properties style:font-name="FreeMono" fo:font-size="10pt" officeooo:paragraph-rsid="0003c9a5" style:font-size-asian="10pt" style:font-size-complex="10pt"/>
    </style:style>
    <style:style style:name="T1" style:family="text">
      <style:text-properties fo:color="#000000" fo:background-color="#ffffff" loext:char-shading-value="0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erating <text:span text:style-name="T2">0</text:span> : {"user": "public","pw": "","enc": "","naddr": {"IPv4": "192.168.2.100","IPv6": ""}} <text:line-break/>Generating <text:span text:style-name="T2">1</text:span> : {"user": "","pw": "","enc": "","naddr": {"IPv4": "192.168.2.100","IPv6": ""}} <text:line-break/>Generating <text:span text:style-name="T2">2</text:span> : {"user": "","pw": "","enc": "","naddr": {"IPv4": "192.168.2.100:161","IPv6": ""}} <text:line-break/>Generating <text:span text:style-name="T2">3</text:span> : {"user": "public","pw": "","enc": "","naddr": {"IPv4": "192.168.2.100:161","IPv6": ""}} <text:line-break/>Generating <text:span text:style-name="T2">4</text:span> : {"user": "sysadmin1","pw": "authkey1","enc": "privkey1","naddr": {"IPv4": "192.168.2.101","IPv6": ""}} <text:line-break/>Generating <text:span text:style-name="T2">5</text:span> : {"user": "sysadmin1","pw": "authkey1","enc": "0;0;0;;privkey1","naddr": {"IPv4": "192.168.2.101","IPv6": ""}} <text:line-break/>Generating <text:span text:style-name="T2">6</text:span> : {"user": "sysadmin1","pw": "authkey1","enc": "0;0;0;;privkey1","naddr": {"IPv4": "192.168.2.101:161","IPv6": ""}} <text:line-break/>Generating <text:span text:style-name="T2">7</text:span> : {"user": "sysadmin1","pw": "authkey1","enc": "0;0;0;null;privkey1","naddr": {"IPv4": "192.168.2.101","IPv6": ""}} <text:line-break/>Generating <text:span text:style-name="T2">8</text:span> : {"user": "sysadmin1","pw": "authkey1","enc": "10;0;0;null;privkey1","naddr": {"IPv4": "192.168.2.101","IPv6": ""}} <text:line-break/>Generating <text:span text:style-name="T2">9</text:span> : {"user": "sysadmin1","pw": "authkey1","enc": "0;10;0;null;privkey1","naddr": {"IPv4": "192.168.2.101","IPv6": ""}} <text:line-break/>Generating <text:span text:style-name="T2">10</text:span> : {"user": "sysadmin1","pw": "authkey1","enc": "0;0;10;null;privkey1","naddr": {"IPv4": "192.168.2.101","IPv6": ""}} <text:line-break/>Generating <text:span text:style-name="T2">11</text:span> : {"user": "sysadmin2","pw": "authkey2","enc": "privkey2","naddr": {"IPv4": "192.168.2.101","IPv6": ""}} <text:line-break/>Generating <text:span text:style-name="T2">12</text:span> : {"user": "sysadmin2","pw": "authkey2","enc": "0;0;1;;privkey2","naddr": {"IPv4": "192.168.2.101","IPv6": ""}} <text:line-break/>Generating <text:span text:style-name="T2">13</text:span> : {"user": "sysadmin3","pw": "authkey3","enc": "","naddr": {"IPv4": "192.168.2.101","IPv6": ""}} <text:line-break/>Generating <text:span text:style-name="T2">14</text:span> : {"user": "sysadmin3","pw": "authkey3","enc": "1;;;;","naddr": {"IPv4": "192.168.2.101","IPv6": ""}} <text:line-break/>Generating <text:span text:style-name="T2">15</text:span> : {"user": "sysadmin4","pw": "","enc": "2;;;;","naddr": {"IPv4": "192.168.2.101","IPv6": ""}} </text:p>
      <text:p text:style-name="P2"><text:line-break/>Generating incorrect <text:span text:style-name="T2">0</text:span> : {"user": "","pw": "authkey1","enc": "privkey1","naddr": {"IPv4": "192.168.2.101","IPv6": ""}} <text:line-break/>Generating incorrect <text:span text:style-name="T2">1</text:span> : {"user": "sysadmin1","pw": "authkey1","enc": "privkey1","naddr": {"IPv4": "192.168.2.100:161","IPv6": ""}} <text:line-break/>Generating incorrect <text:span text:style-name="T2">2</text:span> : {"user": "sysadmin1","pw": "","enc": "0;0;0;;privkey1","naddr": {"IPv4": "192.168.2.101","IPv6": ""}} <text:line-break/>Generating incorrect <text:span text:style-name="T2">3</text:span> : {"user": "sysadmin1","pw": "authkey1","enc": "10;0;0;null;privkey11","naddr": {"IPv4": "192.168.2.101","IPv6": ""}} <text:line-break/>Generating incorrect <text:span text:style-name="T2">4</text:span> : {"user": "sysadmin1","pw": "authkey1","enc": "10;0;0;privkey11","naddr": {"IPv4": "192.168.2.101","IPv6": ""}} <text:line-break/>Generating incorrect <text:span text:style-name="T2">5</text:span> : {"user": "sysadmin1","pw": "authkey1","enc": "10;privkey11","naddr": {"IPv4": "192.168.2.101","IPv6": ""}} <text:line-break/>Generating incorrect <text:span text:style-name="T2">6</text:span> : {"user": "sysadmin1","pw": "authkey2","enc": "privkey1","naddr": {"IPv4": "192.168.2.101","IPv6": ""}} <text:line-break/>Generating incorrect <text:span text:style-name="T2">7</text:span> : {"user": "sysadmin2","pw": "authkey2","enc": "0;1;1;;","naddr": {"IPv4": "192.168.2.101","IPv6": ""}} <text:line-break/>Generating incorrect <text:span text:style-name="T2">8</text:span> : {"user": "sysadmin3","pw": "authkey3","enc": "","naddr": {"IPv4": "192.168.2.100","IPv6": ""}} <text:line-break/>Generating incorrect <text:span text:style-name="T2">9</text:span> : {"user": "sysadmin3","pw": "authkey3","enc": "1;;;","naddr": {"IPv4": "192.168.2.101","IPv6": ""}} <text:line-break/>Generating incorrect <text:span text:style-name="T2">10</text:span> : {"user": "sysadmin3","pw": "authkey3","enc": "1;;","naddr": {"IPv4": "192.168.2.101","IPv6": ""}} <text:line-break/>Generating incorrect <text:span text:style-name="T2">11</text:span> : {"user": "sysadmin4","pw": "","enc": "3;;;;","naddr": {"IPv4": "192.168.2.101","IPv6": ""}} <text:line-break/>Generating incorrect <text:span text:style-name="T2">12</text:span> : {"user": "","pw": "","enc": "2;;;;","naddr": {"IPv4": "192.168.2.101","IPv6": ""}} </text:p>
      <text:p text:style-name="P2"><text:line-break/>Generating <text:span text:style-name="T2">wifi code 0 </text:span>: WIFI:S:snmpwlan;T:WPA2;P:Xkl98Ess87;;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FreeMono" svg:font-family="FreeMono" style:font-family-generic="modern" style:font-pitch="fixed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20:12:19.551196505</meta:creation-date>
    <dc:date>2019-01-29T20:14:40.711582385</dc:date>
    <meta:editing-duration>PT2M20S</meta:editing-duration>
    <meta:editing-cycles>2</meta:editing-cycles>
    <meta:generator>LibreOffice/6.1.4.2$Linux_X86_64 LibreOffice_project/10$Build-2</meta:generator>
    <meta:print-date>2019-01-29T20:20:21.081511790</meta:print-date>
    <meta:document-statistic meta:table-count="0" meta:image-count="0" meta:object-count="0" meta:page-count="1" meta:paragraph-count="3" meta:word-count="309" meta:character-count="3593" meta:non-whitespace-character-count="3255"/>
  </office:meta>
</office:document-meta>
</file>